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table>
        <mtr>
          <mtd>
            <mrow>
              <mrow>
                <mi>x</mi>
                <mo stretchy="false">=</mo>
                <mrow>
                  <msub>
                    <mi>a</mi>
                    <mn>1</mn>
                  </msub>
                  <mo stretchy="false">+</mo>
                  <msub>
                    <mi>a</mi>
                    <mn>0</mn>
                  </msub>
                </mrow>
              </mrow>
            </mrow>
          </mtd>
        </mtr>
        <mtr>
          <mtd>
            <mrow>
              <mrow>
                <mi>y</mi>
                <mo stretchy="false">=</mo>
                <mrow>
                  <msub>
                    <mi>b</mi>
                    <mn>1</mn>
                  </msub>
                  <mo stretchy="false">+</mo>
                  <msub>
                    <mi>b</mi>
                    <mn>0</mn>
                  </msub>
                </mrow>
              </mrow>
            </mrow>
          </mtd>
        </mtr>
        <mtr>
          <mtd>
            <mrow>
              <mrow>
                <msub>
                  <mi>x</mi>
                  <mn>1</mn>
                </msub>
                <mo stretchy="false">=</mo>
                <mrow>
                  <msub>
                    <mi>a</mi>
                    <mn>1</mn>
                  </msub>
                  <mo stretchy="false">∗</mo>
                  <msup>
                    <mi>B</mi>
                    <mi>m</mi>
                  </msup>
                </mrow>
              </mrow>
            </mrow>
          </mtd>
        </mtr>
        <mtr>
          <mtd>
            <mrow>
              <mrow>
                <msub>
                  <mi>x</mi>
                  <mn>0</mn>
                </msub>
                <mo stretchy="false">=</mo>
                <mrow>
                  <msub>
                    <mi>a</mi>
                    <mn>0</mn>
                  </msub>
                  <mo stretchy="false">∗</mo>
                  <msup>
                    <mi>B</mi>
                    <mi>o</mi>
                  </msup>
                </mrow>
              </mrow>
            </mrow>
          </mtd>
        </mtr>
        <mtr>
          <mtd>
            <mrow>
              <mrow>
                <msub>
                  <mi>y</mi>
                  <mn>1</mn>
                </msub>
                <mo stretchy="false">=</mo>
                <mrow>
                  <msub>
                    <mi>b</mi>
                    <mn>1</mn>
                  </msub>
                  <mo stretchy="false">∗</mo>
                  <msup>
                    <mi>B</mi>
                    <mi>m</mi>
                  </msup>
                </mrow>
              </mrow>
            </mrow>
          </mtd>
        </mtr>
        <mtr>
          <mtd>
            <mrow>
              <mrow>
                <msub>
                  <mi>y</mi>
                  <mn>0</mn>
                </msub>
                <mo stretchy="false">=</mo>
                <mrow>
                  <msub>
                    <mi>b</mi>
                    <mn>0</mn>
                  </msub>
                  <mo stretchy="false">∗</mo>
                  <msup>
                    <mi>B</mi>
                    <mi>o</mi>
                  </msup>
                </mrow>
              </mrow>
            </mrow>
          </mtd>
        </mtr>
      </mtable>
      <mtable>
        <mtr>
          <mtd>
            <mrow>
              <mrow>
                <mi mathvariant="italic">xy</mi>
                <mo stretchy="false">=</mo>
                <mrow>
                  <mo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o stretchy="false">−</mo>
                                <mi>m</mi>
                              </mrow>
                            </mrow>
                            <mo stretchy="false">)</mo>
                          </mrow>
                        </msup>
                      </mrow>
                      <mo stretchy="false">+</mo>
                      <mrow>
                        <msub>
                          <mi>x</mi>
                          <mn>0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o stretchy="false">−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</mrow>
                  </mrow>
                  <mo stretchy="false">)</mo>
                </mrow>
              </mrow>
              <mrow>
                <mo stretchy="false">(</mo>
                <mrow>
                  <mrow>
                    <mrow>
                      <msub>
                        <mi>y</mi>
                        <mn>1</mn>
                      </msub>
                      <mo stretchy="false">∗</mo>
                      <msup>
                        <mi>B</mi>
                        <mrow>
                          <mo stretchy="false">(</mo>
                          <mrow>
                            <mrow>
                              <mo stretchy="false">−</mo>
                              <mi>m</mi>
                            </mrow>
                          </mrow>
                          <mo stretchy="false">)</mo>
                        </mrow>
                      </msup>
                    </mrow>
                    <mo stretchy="false">+</mo>
                    <mrow>
                      <msub>
                        <mi>y</mi>
                        <mn>0</mn>
                      </msub>
                      <mo stretchy="false">∗</mo>
                      <msup>
                        <mi>B</mi>
                        <mrow>
                          <mo stretchy="false">(</mo>
                          <mrow>
                            <mrow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sup>
                    </mrow>
                  </mrow>
                </mrow>
                <mo stretchy="false">)</mo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frac>
                  <mrow>
                    <mo stretchy="false">(</mo>
                    <mrow>
                      <mrow>
                        <mo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x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row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o stretchy="false">+</mo>
                                <msub>
                                  <mi>y</mi>
                                  <mn>0</mn>
                                </msub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x</mi>
                              <mn>1</mn>
                            </msub>
                            <mo stretchy="false">∗</mo>
                            <msub>
                              <mi>y</mi>
                              <mn>1</mn>
                            </msub>
                          </mrow>
                        </mrow>
                        <mo stretchy="false">−</mo>
                        <mrow>
                          <msub>
                            <mi>x</mi>
                            <mn>0</mn>
                          </msub>
                          <mo stretchy="false">∗</mo>
                          <msub>
                            <mi>y</mi>
                            <mn>0</mn>
                          </msub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+</mo>
                              <mi>o</mi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frac>
                  <mrow>
                    <mo stretchy="false">(</mo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p>
                                <mi>B</mi>
                                <mi>m</mi>
                              </msup>
                            </mrow>
                            <mo stretchy="false">+</mo>
                            <mrow>
                              <msub>
                                <mi>a</mi>
                                <mn>0</mn>
                              </msub>
                              <mo stretchy="false">∗</mo>
                              <msup>
                                <mi>B</mi>
                                <mi>o</mi>
                              </msup>
                            </mrow>
                          </mrow>
                        </mrow>
                        <mo stretchy="false">)</mo>
                      </mrow>
                      <mrow>
                        <mrow>
                          <mrow>
                            <mo stretchy="false">(</mo>
                            <mrow>
                              <mrow>
                                <mrow>
                                  <msub>
                                    <mi>b</mi>
                                    <mn>1</mn>
                                  </msub>
                                  <mo stretchy="false">∗</mo>
                                  <msup>
                                    <mi>B</mi>
                                    <mi>m</mi>
                                  </msup>
                                </mrow>
                                <mo stretchy="false">+</mo>
                                <mrow>
                                  <msub>
                                    <mi>b</mi>
                                    <mn>0</mn>
                                  </msub>
                                  <mo stretchy="false">∗</mo>
                                  <msup>
                                    <mi>B</mi>
                                    <mi>o</mi>
                                  </msup>
                                </mrow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row>
                              <mrow>
                                <msub>
                                  <mi>a</mi>
                                  <mn>1</mn>
                                </msub>
                                <mo stretchy="false">∗</mo>
                                <msup>
                                  <mi>B</mi>
                                  <mi>m</mi>
                                </msup>
                              </mrow>
                              <mo stretchy="false">∗</mo>
                              <msub>
                                <mi>b</mi>
                                <mn>1</mn>
                              </msub>
                            </mrow>
                            <mo stretchy="false">∗</mo>
                            <msup>
                              <mi>B</mi>
                              <mi>m</mi>
                            </msup>
                          </mrow>
                        </mrow>
                        <mo stretchy="false">−</mo>
                        <mrow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∗</mo>
                              <msup>
                                <mi>B</mi>
                                <mi>o</mi>
                              </msup>
                            </mrow>
                            <mo stretchy="false">∗</mo>
                            <msub>
                              <mi>b</mi>
                              <mn>0</mn>
                            </msub>
                          </mrow>
                          <mo stretchy="false">∗</mo>
                          <msup>
                            <mi>B</mi>
                            <mi>o</mi>
                          </msup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+</mo>
                              <mi>o</mi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frac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n>2m</mn>
                          </mrow>
                          <mo stretchy="false">)</mo>
                        </mrow>
                      </msup>
                      <mrow>
                        <mo stretchy="false">(</mo>
                        <mrow>
                          <mrow>
                            <msub>
                              <mi>a</mi>
                              <mn>1</mn>
                            </msub>
                            <mo stretchy="false">+</mo>
                            <mrow>
                              <msub>
                                <mi>a</mi>
                                <mn>0</mn>
                              </msub>
                              <mo stretchy="false">∗</mo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i>o</mi>
                                      <mo stretchy="false">−</mo>
                                      <mi>m</mi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</mrow>
                        </mrow>
                        <mo stretchy="false">)</mo>
                      </mrow>
                      <mrow>
                        <mrow>
                          <mrow>
                            <mo stretchy="false">(</mo>
                            <mrow>
                              <mrow>
                                <msub>
                                  <mi>b</mi>
                                  <mn>1</mn>
                                </msub>
                                <mo stretchy="false">+</mo>
                                <mrow>
                                  <msub>
                                    <mi>b</mi>
                                    <mn>0</mn>
                                  </msub>
                                  <mo stretchy="false">∗</mo>
                                  <msup>
                                    <mi>B</mi>
                                    <mrow>
                                      <mo stretchy="false">(</mo>
                                      <mrow>
                                        <mrow>
                                          <mi>o</mi>
                                          <mo stretchy="false">−</mo>
                                          <mi>m</mi>
                                        </mrow>
                                      </mrow>
                                      <mo stretchy="false">)</mo>
                                    </mrow>
                                  </msup>
                                </mrow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1</mn>
                              </msub>
                            </mrow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n>2m</mn>
                                </mrow>
                                <mo stretchy="false">)</mo>
                              </mrow>
                            </msup>
                          </mrow>
                        </mrow>
                        <mo stretchy="false">−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sub>
                              <mi>b</mi>
                              <mn>0</mn>
                            </msub>
                          </mrow>
                          <mo stretchy="false">∗</mo>
                          <msup>
                            <mi>B</mi>
                            <mn>2o</mn>
                          </msup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+</mo>
                              <mi>o</mi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row>
                        <msub>
                          <mi>a</mi>
                          <mn>0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i>o</mi>
                                <mo stretchy="false">−</mo>
                                <mi>m</mi>
                              </mrow>
                            </mrow>
                            <mo stretchy="false">)</mo>
                          </mrow>
                        </msup>
                      </mrow>
                    </mrow>
                  </mrow>
                  <mo stretchy="false">)</mo>
                </mrow>
              </mrow>
              <mrow>
                <mrow>
                  <mrow>
                    <mrow>
                      <mo stretchy="false">(</mo>
                      <mrow>
                        <mrow>
                          <msub>
                            <mi>b</mi>
                            <mn>1</mn>
                          </msub>
                          <mo stretchy="false">+</mo>
                          <mrow>
                            <msub>
                              <mi>b</mi>
                              <mn>0</mn>
                            </msub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i>o</mi>
                                    <mo stretchy="false">−</mo>
                                    <mi>m</mi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</mrow>
                      <mo stretchy="false">)</mo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  <mo stretchy="false">−</mo>
                  <mrow>
                    <mrow>
                      <msub>
                        <mi>a</mi>
                        <mn>1</mn>
                      </msub>
                      <mo stretchy="false">∗</mo>
                      <msub>
                        <mi>b</mi>
                        <mn>1</mn>
                      </msub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</mrow>
                <mo stretchy="false">−</mo>
                <mrow>
                  <mrow>
                    <msub>
                      <mi>a</mi>
                      <mn>0</mn>
                    </msub>
                    <mo stretchy="false">∗</mo>
                    <msub>
                      <mi>b</mi>
                      <mn>0</mn>
                    </msub>
                  </mrow>
                  <mo stretchy="false">∗</mo>
                  <msup>
                    <mi>B</mi>
                    <mrow>
                      <mo stretchy="false">(</mo>
                      <mrow>
                        <mrow>
                          <mi>o</mi>
                          <mo stretchy="false">−</mo>
                          <mi>m</mi>
                        </mrow>
                      </mrow>
                      <mo stretchy="false">)</mo>
                    </mrow>
                  </msup>
                </mrow>
              </mrow>
            </mrow>
          </mtd>
        </mtr>
      </mtable>
      <mtable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row>
                        <msub>
                          <mi>a</mi>
                          <mn>0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i>o</mi>
                                <mo stretchy="false">−</mo>
                                <mi>m</mi>
                              </mrow>
                            </mrow>
                            <mo stretchy="false">)</mo>
                          </mrow>
                        </msup>
                      </mrow>
                    </mrow>
                  </mrow>
                  <mo stretchy="false">)</mo>
                </mrow>
              </mrow>
              <mrow>
                <mrow>
                  <mrow>
                    <mrow>
                      <mo stretchy="false">(</mo>
                      <mrow>
                        <mrow>
                          <msub>
                            <mi>b</mi>
                            <mn>1</mn>
                          </msub>
                          <mo stretchy="false">+</mo>
                          <mrow>
                            <msub>
                              <mi>b</mi>
                              <mn>0</mn>
                            </msub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i>o</mi>
                                    <mo stretchy="false">−</mo>
                                    <mi>m</mi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</mrow>
                      <mo stretchy="false">)</mo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  <mo stretchy="false">−</mo>
                  <mrow>
                    <mrow>
                      <msub>
                        <mi>a</mi>
                        <mn>1</mn>
                      </msub>
                      <mo stretchy="false">∗</mo>
                      <msub>
                        <mi>b</mi>
                        <mn>1</mn>
                      </msub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</mrow>
                <mo stretchy="false">−</mo>
                <mrow>
                  <mrow>
                    <msub>
                      <mi>a</mi>
                      <mn>0</mn>
                    </msub>
                    <mo stretchy="false">∗</mo>
                    <msub>
                      <mi>b</mi>
                      <mn>0</mn>
                    </msub>
                  </mrow>
                  <mo stretchy="false">∗</mo>
                  <msup>
                    <mi>B</mi>
                    <mrow>
                      <mo stretchy="false">(</mo>
                      <mrow>
                        <mrow>
                          <mi>o</mi>
                          <mo stretchy="false">−</mo>
                          <mi>m</mi>
                        </mrow>
                      </mrow>
                      <mo stretchy="false">)</mo>
                    </mrow>
                  </msup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row>
                        <msub>
                          <mi>a</mi>
                          <mn>1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  <mo stretchy="false">+</mo>
                      <msub>
                        <mi>a</mi>
                        <mn>0</mn>
                      </msub>
                    </mrow>
                  </mrow>
                  <mo stretchy="false">)</mo>
                </mrow>
              </mrow>
              <mrow>
                <mrow>
                  <mrow>
                    <mo stretchy="false">(</mo>
                    <mrow>
                      <mrow>
                        <msub>
                          <mi>b</mi>
                          <mn>1</mn>
                        </msub>
                        <mo stretchy="false">+</mo>
                        <mrow>
                          <msub>
                            <mi>b</mi>
                            <mn>0</mn>
                          </msub>
                          <mo stretchy="false">∗</mo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o</mi>
                                  <mo stretchy="false">−</mo>
                                  <mi>m</mi>
                                </mrow>
                              </mrow>
                              <mo stretchy="false">)</mo>
                            </mrow>
                          </msup>
                        </mrow>
                      </mrow>
                    </mrow>
                    <mo stretchy="false">)</mo>
                  </mrow>
                  <mo stretchy="false">−</mo>
                  <mrow>
                    <mrow>
                      <msub>
                        <mi>a</mi>
                        <mn>1</mn>
                      </msub>
                      <mo stretchy="false">∗</mo>
                      <msub>
                        <mi>b</mi>
                        <mn>1</mn>
                      </msub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</mrow>
                <mo stretchy="false">−</mo>
                <mrow>
                  <mrow>
                    <msub>
                      <mi>a</mi>
                      <mn>0</mn>
                    </msub>
                    <mo stretchy="false">∗</mo>
                    <msub>
                      <mi>b</mi>
                      <mn>0</mn>
                    </msub>
                  </mrow>
                  <mo stretchy="false">∗</mo>
                  <msup>
                    <mi>B</mi>
                    <mrow>
                      <mo stretchy="false">(</mo>
                      <mrow>
                        <mrow>
                          <mi>o</mi>
                          <mo stretchy="false">−</mo>
                          <mi>m</mi>
                        </mrow>
                      </mrow>
                      <mo stretchy="false">)</mo>
                    </mrow>
                  </msup>
                </mrow>
              </mrow>
            </mrow>
          </mtd>
        </mtr>
        <mtr>
          <mtd>
            <mrow>
              <mrow>
                <msub>
                  <mi>z</mi>
                  <mn>0</mn>
                </msub>
                <mo stretchy="false">=</mo>
                <mfrac>
                  <mrow>
                    <mo stretchy="false">(</mo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∗</mo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i>m</mi>
                                      <mo stretchy="false">−</mo>
                                      <mi>o</mi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</mrow>
                          <mo stretchy="false">)</mo>
                        </mrow>
                        <mo stretchy="false">∗</mo>
                        <mrow>
                          <mo stretchy="false">(</mo>
                          <mrow>
                            <mrow>
                              <msub>
                                <mi>b</mi>
                                <mn>0</mn>
                              </msub>
                              <mo stretchy="false">∗</mo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i>m</mi>
                                      <mo stretchy="false">−</mo>
                                      <mi>o</mi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</mrow>
                          <mo stretchy="false">)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n>2m</mn>
                              <mo stretchy="false">−</mo>
                              <mn>2o</mn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2</mn>
                </msub>
                <mo stretchy="false">=</mo>
                <mrow>
                  <msub>
                    <mi>a</mi>
                    <mn>1</mn>
                  </msub>
                  <mo stretchy="false">∗</mo>
                  <msub>
                    <mi>b</mi>
                    <mn>1</mn>
                  </msub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row>
                        <msub>
                          <mi>a</mi>
                          <mn>1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  <mo stretchy="false">+</mo>
                      <msub>
                        <mi>a</mi>
                        <mn>0</mn>
                      </msub>
                    </mrow>
                  </mrow>
                  <mo stretchy="false">)</mo>
                </mrow>
              </mrow>
              <mrow>
                <mrow>
                  <mrow>
                    <mo stretchy="false">(</mo>
                    <mrow>
                      <mrow>
                        <msub>
                          <mi>b</mi>
                          <mn>1</mn>
                        </msub>
                        <mo stretchy="false">+</mo>
                        <mrow>
                          <msub>
                            <mi>b</mi>
                            <mn>0</mn>
                          </msub>
                          <mo stretchy="false">∗</mo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o</mi>
                                  <mo stretchy="false">−</mo>
                                  <mi>m</mi>
                                </mrow>
                              </mrow>
                              <mo stretchy="false">)</mo>
                            </mrow>
                          </msup>
                        </mrow>
                      </mrow>
                    </mrow>
                    <mo stretchy="false">)</mo>
                  </mrow>
                  <mo stretchy="false">−</mo>
                  <mrow>
                    <msub>
                      <mi>z</mi>
                      <mn>2</mn>
                    </msub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</mrow>
                <mo stretchy="false">−</mo>
                <mrow>
                  <msub>
                    <mi>z</mi>
                    <mn>0</mn>
                  </msub>
                  <mo stretchy="false">∗</mo>
                  <msup>
                    <mi>B</mi>
                    <mrow>
                      <mo stretchy="false">(</mo>
                      <mrow>
                        <mrow>
                          <mi>o</mi>
                          <mo stretchy="false">−</mo>
                          <mi>m</mi>
                        </mrow>
                      </mrow>
                      <mo stretchy="false">)</mo>
                    </mrow>
                  </msup>
                </mrow>
              </mrow>
            </mrow>
          </mtd>
        </mtr>
        <mtr>
          <mtd>
            <mrow>
              <mrow>
                <mi mathvariant="italic">xy</mi>
                <mo stretchy="false">=</mo>
                <mrow>
                  <mrow>
                    <msub>
                      <mi>z</mi>
                      <mn>2</mn>
                    </msub>
                    <mo stretchy="false">+</mo>
                    <msub>
                      <mi>z</mi>
                      <mn>1</mn>
                    </msub>
                  </mrow>
                  <mo stretchy="false">+</mo>
                  <msub>
                    <mi>z</mi>
                    <mn>0</mn>
                  </msub>
                </mrow>
              </mrow>
            </mrow>
          </mtd>
        </mtr>
      </mtable>
      <mtable>
        <mtr>
          <mtd>
            <mrow>
              <mrow>
                <mi>x</mi>
                <mo stretchy="false">=</mo>
                <mi>y</mi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row>
                        <msub>
                          <mi>a</mi>
                          <mn>0</mn>
                        </msub>
                        <mo stretchy="false">∗</mo>
                        <msup>
                          <mi>B</mi>
                          <mrow>
                            <mo stretchy="false">(</mo>
                            <mrow>
                              <mrow>
                                <mi>o</mi>
                                <mo stretchy="false">−</mo>
                                <mi>m</mi>
                              </mrow>
                            </mrow>
                            <mo stretchy="false">)</mo>
                          </mrow>
                        </msup>
                      </mrow>
                    </mrow>
                  </mrow>
                  <mo stretchy="false">)</mo>
                </mrow>
              </mrow>
              <mrow>
                <mrow>
                  <mrow>
                    <mrow>
                      <mo stretchy="false">(</mo>
                      <mrow>
                        <mrow>
                          <msub>
                            <mi>b</mi>
                            <mn>1</mn>
                          </msub>
                          <mo stretchy="false">+</mo>
                          <mrow>
                            <msub>
                              <mi>b</mi>
                              <mn>0</mn>
                            </msub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i>o</mi>
                                    <mo stretchy="false">−</mo>
                                    <mi>m</mi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</mrow>
                      <mo stretchy="false">)</mo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  <mo stretchy="false">−</mo>
                  <mrow>
                    <mrow>
                      <msub>
                        <mi>a</mi>
                        <mn>1</mn>
                      </msub>
                      <mo stretchy="false">∗</mo>
                      <msub>
                        <mi>b</mi>
                        <mn>1</mn>
                      </msub>
                    </mrow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m</mi>
                            <mo stretchy="false">−</mo>
                            <mi>o</mi>
                          </mrow>
                        </mrow>
                        <mo stretchy="false">)</mo>
                      </mrow>
                    </msup>
                  </mrow>
                </mrow>
                <mo stretchy="false">−</mo>
                <mrow>
                  <mrow>
                    <msub>
                      <mi>a</mi>
                      <mn>0</mn>
                    </msub>
                    <mo stretchy="false">∗</mo>
                    <msub>
                      <mi>b</mi>
                      <mn>0</mn>
                    </msub>
                  </mrow>
                  <mo stretchy="false">∗</mo>
                  <msup>
                    <mi>B</mi>
                    <mrow>
                      <mo stretchy="false">(</mo>
                      <mrow>
                        <mrow>
                          <mi>o</mi>
                          <mo stretchy="false">−</mo>
                          <mi>m</mi>
                        </mrow>
                      </mrow>
                      <mo stretchy="false">)</mo>
                    </mrow>
                  </msup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sup>
                      <mrow>
                        <mo stretchy="false">(</mo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a</mi>
                                    <mn>1</mn>
                                  </msub>
                                  <mo stretchy="false">+</mo>
                                  <mrow>
                                    <msub>
                                      <mi>a</mi>
                                      <mn>0</mn>
                                    </msub>
                                    <mo stretchy="false">∗</mo>
                                    <msup>
                                      <mi>B</mi>
                                      <mrow>
                                        <mo stretchy="false">(</mo>
                                        <mrow>
                                          <mrow>
                                            <mi>o</mi>
                                            <mo stretchy="false">−</mo>
                                            <mi>m</mi>
                                          </mrow>
                                        </mrow>
                                        <mo stretchy="false">)</mo>
                                      </mrow>
                                    </msup>
                                  </mrow>
                                </mrow>
                              </mrow>
                              <mo stretchy="false">)</mo>
                            </mrow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i>o</mi>
                                        </mrow>
                                      </mrow>
                                      <mo stretchy="false">)</mo>
                                    </mrow>
                                    <mo stretchy="false">/</mo>
                                    <mn>2</mn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  <mo stretchy="false">−</mo>
                    <mrow>
                      <msubsup>
                        <mi>a</mi>
                        <mn>1</mn>
                        <mn>2</mn>
                      </msubsup>
                      <mo stretchy="false">∗</mo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sup>
                    </mrow>
                  </mrow>
                  <mo stretchy="false">−</mo>
                  <mrow>
                    <msubsup>
                      <mi>a</mi>
                      <mn>0</mn>
                      <mn>2</mn>
                    </msubsup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o</mi>
                            <mo stretchy="false">−</mo>
                            <mi>m</mi>
                          </mrow>
                        </mrow>
                        <mo stretchy="false">)</mo>
                      </mrow>
                    </msup>
                  </mrow>
                </mrow>
              </mrow>
            </mrow>
          </mtd>
        </mtr>
        <mtr>
          <mtd>
            <mrow>
              <mrow>
                <msub>
                  <mi>z</mi>
                  <mn>0</mn>
                </msub>
                <mo stretchy="false">=</mo>
                <mfrac>
                  <mrow>
                    <mo stretchy="false">(</mo>
                    <mrow>
                      <msup>
                        <mrow>
                          <mo stretchy="fals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∗</mo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row>
                                        <mi>o</mi>
                                        <mo stretchy="false">−</mo>
                                        <mi>m</mi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</mrow>
                          <mo stretchy="false">)</mo>
                        </mrow>
                        <mn>2</mn>
                      </msup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n>2</mn>
                            <mrow>
                              <mo stretchy="false">(</mo>
                              <mrow>
                                <mrow>
                                  <mi>o</mi>
                                  <mo stretchy="false">−</mo>
                                  <mi>m</mi>
                                </mrow>
                              </mrow>
                              <mo stretchy="false">)</mo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2</mn>
                </msub>
                <mo stretchy="false">=</mo>
                <msubsup>
                  <mi>a</mi>
                  <mn>1</mn>
                  <mn>2</mn>
                </msubsup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sup>
                      <mrow>
                        <mo stretchy="false">(</mo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a</mi>
                                    <mn>1</mn>
                                  </msub>
                                  <mo stretchy="false">+</mo>
                                  <mrow>
                                    <msub>
                                      <mi>a</mi>
                                      <mn>0</mn>
                                    </msub>
                                    <mo stretchy="false">∗</mo>
                                    <msup>
                                      <mi>B</mi>
                                      <mrow>
                                        <mo stretchy="false">(</mo>
                                        <mrow>
                                          <mrow>
                                            <mi>o</mi>
                                            <mo stretchy="false">−</mo>
                                            <mi>m</mi>
                                          </mrow>
                                        </mrow>
                                        <mo stretchy="false">)</mo>
                                      </mrow>
                                    </msup>
                                  </mrow>
                                </mrow>
                              </mrow>
                              <mo stretchy="false">)</mo>
                            </mrow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i>o</mi>
                                        </mrow>
                                      </mrow>
                                      <mo stretchy="false">)</mo>
                                    </mrow>
                                    <mo stretchy="false">/</mo>
                                    <mn>2</mn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  <mo stretchy="false">−</mo>
                    <mrow>
                      <msub>
                        <mi>z</mi>
                        <mn>2</mn>
                      </msub>
                      <mo stretchy="false">∗</mo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sup>
                    </mrow>
                  </mrow>
                  <mo stretchy="false">−</mo>
                  <mrow>
                    <msub>
                      <mi>z</mi>
                      <mn>0</mn>
                    </msub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o</mi>
                            <mo stretchy="false">−</mo>
                            <mi>m</mi>
                          </mrow>
                        </mrow>
                        <mo stretchy="false">)</mo>
                      </mrow>
                    </msup>
                  </mrow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sup>
                      <mrow>
                        <mo stretchy="false">(</mo>
                        <mrow>
                          <mrow>
                            <mrow>
                              <mo stretchy="false">(</mo>
                              <mrow>
                                <mrow>
                                  <mrow>
                                    <msub>
                                      <mi>a</mi>
                                      <mn>1</mn>
                                    </msub>
                                    <mo stretchy="false">∗</mo>
                                    <msup>
                                      <mi>B</mi>
                                      <mrow>
                                        <mo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i>o</mi>
                                          </mrow>
                                        </mrow>
                                        <mo stretchy="false">)</mo>
                                      </mrow>
                                    </msup>
                                  </mrow>
                                  <mo stretchy="false">+</mo>
                                  <msub>
                                    <mi>a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∗</mo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o</mi>
                                          <mo stretchy="false">−</mo>
                                          <mi>m</mi>
                                        </mrow>
                                      </mrow>
                                      <mo stretchy="false">)</mo>
                                    </mrow>
                                    <mo stretchy="false">/</mo>
                                    <mn>2</mn>
                                  </mrow>
                                </mrow>
                                <mo stretchy="false">)</mo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  <mo stretchy="false">−</mo>
                    <mrow>
                      <msub>
                        <mi>z</mi>
                        <mn>2</mn>
                      </msub>
                      <mo stretchy="false">∗</mo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sup>
                    </mrow>
                  </mrow>
                  <mo stretchy="false">−</mo>
                  <mrow>
                    <msub>
                      <mi>z</mi>
                      <mn>0</mn>
                    </msub>
                    <mo stretchy="false">∗</mo>
                    <msup>
                      <mi>B</mi>
                      <mrow>
                        <mo stretchy="false">(</mo>
                        <mrow>
                          <mrow>
                            <mi>o</mi>
                            <mo stretchy="false">−</mo>
                            <mi>m</mi>
                          </mrow>
                        </mrow>
                        <mo stretchy="false">)</mo>
                      </mrow>
                    </msup>
                  </mrow>
                </mrow>
              </mrow>
            </mrow>
          </mtd>
        </mtr>
        <mtr>
          <mtd>
            <mrow>
              <mrow>
                <msup>
                  <mi>x</mi>
                  <mn>2</mn>
                </msup>
                <mo stretchy="false">=</mo>
                <mrow>
                  <mrow>
                    <msub>
                      <mi>z</mi>
                      <mn>2</mn>
                    </msub>
                    <mo stretchy="false">+</mo>
                    <msub>
                      <mi>z</mi>
                      <mn>1</mn>
                    </msub>
                  </mrow>
                  <mo stretchy="false">+</mo>
                  <msub>
                    <mi>z</mi>
                    <mn>0</mn>
                  </msub>
                </mrow>
              </mrow>
            </mrow>
          </mtd>
        </mtr>
      </mtable>
    </mrow>
    <annotation encoding="StarMath 5.0">stack{
x = a_1 + a_0 #
y = b_1 + b_0 #
x_1 = a_1*B^m #
x_0 = a_0*B^o #
y_1 = b_1*B^m #
y_0 = b_0*B^o
}
stack{
xy = (x_1*B^(-m) + x_0*B^(-o))(y_1*B^(-m) + y_0*B^(-o)) #
z_1 = ((x_1 + x_0)(y_1 + y_0) - x_1*y_1 - x_0*y_0)over(B^(m+o)) #
z_1 = ((a_1*B^m + a_0*B^o)(b_1*B^m + b_0*B^o) - a_1*B^m*b_1*B^m - a_0*B^o*b_0*B^o)over(B^(m+o)) #
z_1 = (B^(2m)(a_1 + a_0*B^(o-m))(b_1 + b_0*B^(o-m)) - a_1*b_1*B^(2m) - a_0*b_0*B^2o)over(B^(m+o)) #
z_1 = (a_1 + a_0*B^(o-m))(b_1 + b_0*B^(o-m))*B^(m-o) - a_1*b_1*B^(m-o) - a_0*b_0*B^(o - m)
}
stack{
z_1 = (a_1 + a_0*B^(o-m))(b_1 + b_0*B^(o-m))*B^(m-o) - a_1*b_1*B^(m-o) - a_0*b_0*B^(o - m) #
z_1 = (a_1*B^(m-o) + a_0)(b_1 + b_0*B^(o-m)) - a_1*b_1*B^(m-o) - a_0*b_0*B^(o - m) #
z_0 = ((a_0 * B^(m-o)) * (b_0 * B^(m-o)))over(B^(2m-2o)) #
z_2 = a_1 * b_1 #
z_1 = (a_1*B^(m-o) + a_0)(b_1 + b_0*B^(o-m)) - z_2*B^(m-o) - z_0*B^(o - m) #
xy = z_2 + z_1 + z_0
}
stack{
x = y #
z_1 = (a_1 + a_0*B^(o-m))(b_1 + b_0*B^(o-m))*B^(m-o) - a_1*b_1*B^(m-o) - a_0*b_0*B^(o - m) #
z_1 = ((a_1 + a_0*B^(o-m)) * B^((m-o)/2))^2 - a_1^2*B^(m-o) - a_0^2*B^(o - m) #
z_0 = ((a_0 * B^(o-m-1))^2)over(B^(2(o-m))) #
z_2 = a_1^2 #
z_1 = ((a_1 + a_0*B^(o-m)) * B^((m-o)/2))^2 - z_2*B^(m-o) - z_0*B^(o - m) #
z_1 = ((a_1*B^(m-o) + a_0)*B^((o-m)/2))^2 - z_2*B^(m-o) - z_0*B^(o - m) #
x^2 = z_2 + z_1 + z_0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08:24:40.66</meta:creation-date>
    <meta:generator>LibreOffice/3.4$Win32 LibreOffice_project/340m1$Build-203</meta:generator>
  </office:meta>
</office:document-meta>
</file>